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ODT file.</text:p>
      <text:p text:style-name="P1">Generated using LibreOffice.org 3.4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Spiewak</meta:initial-creator>
    <meta:creation-date>2011-11-01T01:23:52</meta:creation-date>
    <dc:date>2011-11-01T01:25:27</dc:date>
    <dc:creator>Vincent Spiewak</dc:creator>
    <meta:editing-duration>PT1M40S</meta:editing-duration>
    <meta:editing-cycles>3</meta:editing-cycles>
    <meta:generator>LibreOffice/3.4$Unix LibreOffice_project/340m1$Build-302</meta:generator>
    <meta:document-statistic meta:table-count="0" meta:image-count="0" meta:object-count="0" meta:page-count="1" meta:paragraph-count="2" meta:word-count="7" meta:character-count="53" meta:non-whitespace-character-count="48"/>
  </office:meta>
</office:document-meta>
</file>